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figured it all out and done it for her. Probably not though. Still, she decided to leave her backpack be, on the off-chance it was in the middle of solving that complex equation. And so it was that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Normal">Do mirrors ever lie? That’s what she was wondering while looking at one, in the girls’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the reflection against her memories and the image she had of herself. The short hair, the tired eyes, the nearly-expressionless face, they all matched. So she tried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ut of the ordinary.</text:p>
      <text:p text:style-name="Normal">“Sigh...” she gave up her search and exited the restroom for good, somewhat disappointed. After all, whenever she entered the school premises, she always made sure to become someone else; what would she do if others were to see her real self?</text:p>
      <text:p text:style-name="Normal">She now found herself in the hallway. As expected, it was completely empty at this hour. Except for her, the students and their teachers were all in their respective classrooms. It was high time she went to hers too, but,</text:p>
      <text:p text:style-name="Normal"><text:span text:style-name="T1">Do I really have to...? </text:span>She kind of didn’t want to. <text:span text:style-name="T1">What if someone put a bomb under my seat that would trigger only when I sit down on it? Wouldn’t I be saving lives by going home? </text:span>But it was equally probable that there was a hostage situation going on in the classroom, and that the perpetrators were willing to negotiate only with her. <text:span text:style-name="T1">Ugh, what a headache.</text:span></text:p>
      <text:p text:style-name="Normal">It would be wise to consider the whys and why not’s of attending classes, and as she did so, it didn’t take her long to conclude that</text:p>
      <text:p text:style-name="Normal"><text:span text:style-name="T1">... I want to see you.</text:span>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